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21105187CA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5pt" style:text-underline-style="solid" style:text-underline-width="auto" style:text-underline-color="font-color" style:font-size-asian="15pt" style:font-size-complex="15pt"/>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text-properties style:font-name="Arial" fo:font-style="normal" fo:font-weight="normal" style:font-style-asian="normal" style:font-weight-asian="normal" style:font-style-complex="normal" style:font-weight-complex="normal"/>
    </style:style>
    <style:style style:name="P5" style:family="paragraph" style:parent-style-name="Standard">
      <style:text-properties style:font-name="Arial"/>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UDDI Architecture for UDDI v3 Project</text:p>
      <text:p text:style-name="Standard"/>
      <text:p text:style-name="Standard"><draw:frame draw:style-name="fr1" draw:name="graphics1" text:anchor-type="paragraph" svg:width="4.8752in" svg:height="5.5102in" draw:z-index="0"><draw:image xlink:href="Pictures/10000000000001D40000021105187CA6.png" xlink:type="simple" xlink:show="embed" xlink:actuate="onLoad"/></draw:frame></text:p>
      <text:p text:style-name="Standard"/>
      <text:p text:style-name="Standard"/>
      <text:p text:style-name="P1">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1"/>
      <text:p text:style-name="P1"><text:span text:style-name="T1">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P1"/>
      <text:p text:style-name="P1"><text:span text:style-name="T1">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text:soft-page-break/>users to easily plug in their own third-party authentication framework.</text:p>
      <text:p text:style-name="P4"/>
      <text:p text:style-name="P1"><text:span text:style-name="T1">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P1"/>
      <text:p text:style-name="P1">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P1"/>
      <text:p text:style-name="P3">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P3"/>
      <text:p text:style-name="P1"><text:span text:style-name="T1">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P3"/>
      <text:p text:style-name="P3"><text:span text:style-name="T1">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P3"/>
      <text:p text:style-name="P3"><text:span text:style-name="T1">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P1"/>
      <text:p text:style-name="P1"><text:span text:style-name="T1">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P1">.</text:p>
      <text:p text:style-name="P1"><text:span text:style-name="T1">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Apache OpenJPA as the persistence provider and Apache Derby as the storage medium. <text:s/>This can easily be configur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effrey Faath</meta:initial-creator>
    <meta:creation-date>2008-05-16T16:30:45</meta:creation-date>
    <dc:creator>Jeffrey Faath</dc:creator>
    <dc:date>2008-12-08T14:19:53.03</dc:date>
    <meta:editing-cycles>12</meta:editing-cycles>
    <meta:editing-duration>PT01H05M25S</meta:editing-duration>
    <meta:document-statistic meta:table-count="0" meta:image-count="1" meta:object-count="0" meta:page-count="2" meta:paragraph-count="13" meta:word-count="663" meta:character-count="4143"/>
    <meta:user-defined meta:name="Info 1"/>
    <meta:user-defined meta:name="Info 2"/>
    <meta:user-defined meta:name="Info 3"/>
    <meta:user-defined meta:name="Info 4"/>
  </office:meta>
</office:document-meta>
</file>